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betan Machine Uni1" svg:font-family="'Tibetan Machine Uni'"/>
    <style:font-face style:name="Arial" svg:font-family="Arial" style:font-family-generic="roman" style:font-pitch="variable"/>
    <style:font-face style:name="Liberation Serif" svg:font-family="'Liberation Serif'" style:font-family-generic="roman" style:font-pitch="variable"/>
    <style:font-face style:name="TimesNewRoman" svg:font-family="TimesNewRoman" style:font-family-generic="roman" style:font-pitch="variable"/>
    <style:font-face style:name="TimesNewRoman,Bold" svg:font-family="'TimesNewRoman,Bold'" style:font-family-generic="roman" style:font-pitch="variable"/>
    <style:font-face style:name="TimesNewRoman,BoldItalic" svg:font-family="'TimesNewRoman,BoldItalic'" style:font-family-generic="roman" style:font-pitch="variable"/>
    <style:font-face style:name="TimesNewRoman,Italic" svg:font-family="'TimesNewRoman,Italic'"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Tibetan Machine Uni" svg:font-family="'Tibetan Machine Uni'"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color="#231f20" style:font-name="Arial" fo:font-size="9pt" fo:font-weight="normal" officeooo:paragraph-rsid="0008801a" style:font-size-asian="9pt" style:font-weight-asian="normal" style:font-weight-complex="normal"/>
    </style:style>
    <style:style style:name="P3" style:family="paragraph" style:parent-style-name="Standard">
      <style:paragraph-properties fo:text-align="justify" style:justify-single-word="false"/>
    </style:style>
    <style:style style:name="P4" style:family="paragraph" style:parent-style-name="Standard">
      <style:paragraph-properties fo:text-align="start" style:justify-single-word="false"/>
      <style:text-properties fo:color="#000000" style:font-name="TimesNewRoman,Bold" fo:font-size="12pt" fo:font-weight="bold" style:font-size-asian="12pt" style:font-weight-asian="bold"/>
    </style:style>
    <style:style style:name="P5" style:family="paragraph" style:parent-style-name="Standard">
      <style:paragraph-properties fo:text-align="start" style:justify-single-word="false"/>
      <style:text-properties fo:color="#000000" style:font-name="TimesNewRoman,Bold" fo:font-size="11.5pt" fo:font-weight="bold" style:font-size-asian="11.5pt" style:font-weight-asian="bold"/>
    </style:style>
    <style:style style:name="P6" style:family="paragraph" style:parent-style-name="Standard">
      <style:paragraph-properties fo:text-align="start" style:justify-single-word="false"/>
      <style:text-properties fo:color="#000000" style:font-name="Arial" fo:font-size="12pt" style:font-size-asian="12pt"/>
    </style:style>
    <style:style style:name="P7" style:family="paragraph" style:parent-style-name="Standard">
      <style:paragraph-properties fo:text-align="start" style:justify-single-word="false"/>
      <style:text-properties fo:color="#000000" style:font-name="Arial" fo:font-size="12pt" officeooo:paragraph-rsid="000a5cb2" style:font-size-asian="12pt"/>
    </style:style>
    <style:style style:name="P8" style:family="paragraph" style:parent-style-name="Standard">
      <style:paragraph-properties fo:text-align="start" style:justify-single-word="false"/>
      <style:text-properties fo:color="#000000" style:font-name="Arial" fo:font-size="11pt" style:font-size-asian="11pt"/>
    </style:style>
    <style:style style:name="P9" style:family="paragraph" style:parent-style-name="Standard">
      <style:paragraph-properties fo:text-align="start" style:justify-single-word="false"/>
      <style:text-properties fo:color="#000000" style:font-name="Arial" fo:font-size="9pt" style:font-size-asian="9pt"/>
    </style:style>
    <style:style style:name="P10" style:family="paragraph" style:parent-style-name="Standard">
      <style:paragraph-properties fo:text-align="start" style:justify-single-word="false"/>
      <style:text-properties fo:color="#000000" style:font-name="TimesNewRoman" fo:font-size="11pt" style:font-size-asian="11pt"/>
    </style:style>
    <style:style style:name="P11" style:family="paragraph" style:parent-style-name="Standard">
      <style:paragraph-properties fo:text-align="start" style:justify-single-word="false"/>
      <style:text-properties fo:color="#000000" style:font-name="TimesNewRoman" fo:font-size="8pt" style:font-size-asian="8pt"/>
    </style:style>
    <style:style style:name="P12" style:family="paragraph" style:parent-style-name="Standard">
      <style:paragraph-properties fo:text-align="start" style:justify-single-word="false"/>
      <style:text-properties fo:color="#000000" style:font-name="TimesNewRoman,Italic" fo:font-size="10pt" fo:font-style="italic" style:font-size-asian="10pt" style:font-style-asian="italic"/>
    </style:style>
    <style:style style:name="P13" style:family="paragraph" style:parent-style-name="Standard">
      <style:paragraph-properties fo:text-align="justify" style:justify-single-word="false"/>
      <style:text-properties fo:color="#000000" style:font-name="TimesNewRoman,Italic" fo:font-size="10pt" fo:font-style="italic" style:font-size-asian="10pt" style:font-style-asian="italic"/>
    </style:style>
    <style:style style:name="P14" style:family="paragraph" style:parent-style-name="Standard">
      <style:paragraph-properties fo:text-align="start" style:justify-single-word="false"/>
      <style:text-properties fo:color="#000000" style:font-name="TimesNewRoman,Italic" fo:font-size="14pt" fo:font-style="italic" style:font-size-asian="14pt" style:font-style-asian="italic"/>
    </style:style>
    <style:style style:name="P15" style:family="paragraph" style:parent-style-name="Standard">
      <style:paragraph-properties fo:text-align="start" style:justify-single-word="false"/>
      <style:text-properties fo:color="#000000" style:font-name="TimesNewRoman,Italic" fo:font-size="11pt" fo:font-style="italic" style:font-size-asian="11pt" style:font-style-asian="italic"/>
    </style:style>
    <style:style style:name="P16" style:family="paragraph" style:parent-style-name="Standard">
      <style:paragraph-properties fo:text-align="start" style:justify-single-word="false"/>
      <style:text-properties fo:color="#000000" style:font-name="TimesNewRoman,BoldItalic" fo:font-size="11pt" fo:font-style="italic" fo:font-weight="bold" style:font-size-asian="11pt" style:font-style-asian="italic" style:font-weight-asian="bold"/>
    </style:style>
    <style:style style:name="P17" style:family="paragraph" style:parent-style-name="Standard">
      <style:paragraph-properties fo:text-align="start" style:justify-single-word="false"/>
      <style:text-properties fo:color="#231f20" style:font-name="Arial" fo:font-size="9pt" style:font-size-asian="9pt"/>
    </style:style>
    <style:style style:name="P18" style:family="paragraph" style:parent-style-name="Standard">
      <style:paragraph-properties fo:text-align="start" style:justify-single-word="false"/>
      <style:text-properties fo:color="#231f20" style:font-name="Arial" fo:font-size="9pt" officeooo:paragraph-rsid="000a4613" style:font-size-asian="9pt"/>
    </style:style>
    <style:style style:name="P19" style:family="paragraph" style:parent-style-name="Standard">
      <style:paragraph-properties fo:text-align="start" style:justify-single-word="false"/>
      <style:text-properties fo:color="#231f20" style:font-name="Arial" fo:font-size="9pt" officeooo:paragraph-rsid="000a5cb2" style:font-size-asian="9pt"/>
    </style:style>
    <style:style style:name="P20" style:family="paragraph" style:parent-style-name="Standard">
      <style:paragraph-properties fo:text-align="start" style:justify-single-word="false"/>
      <style:text-properties fo:color="#231f20" style:font-name="TimesNewRoman" fo:font-size="11pt" style:font-size-asian="11pt"/>
    </style:style>
    <style:style style:name="P21" style:family="paragraph" style:parent-style-name="Standard">
      <style:paragraph-properties fo:text-align="start" style:justify-single-word="false"/>
    </style:style>
    <style:style style:name="P22" style:family="paragraph" style:parent-style-name="Standard">
      <style:paragraph-properties fo:text-align="start" style:justify-single-word="false"/>
      <style:text-properties officeooo:paragraph-rsid="000a5cb2"/>
    </style:style>
    <style:style style:name="P23" style:family="paragraph" style:parent-style-name="Standard">
      <style:paragraph-properties fo:text-align="start" style:justify-single-word="false"/>
      <style:text-properties fo:font-size="9pt" style:font-size-asian="9pt" style:font-size-complex="9pt"/>
    </style:style>
    <style:style style:name="P24" style:family="paragraph" style:parent-style-name="Standard">
      <style:paragraph-properties fo:text-align="start" style:justify-single-word="false"/>
      <style:text-properties style:font-name="Arial1"/>
    </style:style>
    <style:style style:name="P25" style:family="paragraph" style:parent-style-name="Standard">
      <style:paragraph-properties fo:text-align="start" style:justify-single-word="false"/>
      <style:text-properties style:font-name="Arial1" officeooo:paragraph-rsid="000a5cb2"/>
    </style:style>
    <style:style style:name="T1" style:family="text">
      <style:text-properties fo:color="#000000" style:font-name="TimesNewRoman,Bold" fo:font-size="12pt" fo:font-weight="bold" style:font-size-asian="12pt" style:font-weight-asian="bold"/>
    </style:style>
    <style:style style:name="T2" style:family="text">
      <style:text-properties fo:color="#000000" style:font-name="TimesNewRoman,Bold" fo:font-size="11pt" fo:font-weight="bold" style:font-size-asian="11pt" style:font-weight-asian="bold"/>
    </style:style>
    <style:style style:name="T3" style:family="text">
      <style:text-properties fo:color="#000000" style:font-name="TimesNewRoman,BoldItalic" fo:font-size="12pt" fo:font-style="italic" fo:font-weight="bold" style:font-size-asian="12pt" style:font-style-asian="italic" style:font-weight-asian="bold"/>
    </style:style>
    <style:style style:name="T4" style:family="text">
      <style:text-properties fo:color="#000000" style:font-name="TimesNewRoman"/>
    </style:style>
    <style:style style:name="T5" style:family="text">
      <style:text-properties fo:color="#000000" style:font-name="TimesNewRoman" fo:font-size="11pt" style:font-size-asian="11pt"/>
    </style:style>
    <style:style style:name="T6" style:family="text">
      <style:text-properties fo:color="#000000" style:font-name="TimesNewRoman" fo:font-size="10pt" style:font-size-asian="10pt"/>
    </style:style>
    <style:style style:name="T7" style:family="text">
      <style:text-properties fo:color="#000000" style:font-name="TimesNewRoman" fo:font-size="8pt" style:font-size-asian="8pt"/>
    </style:style>
    <style:style style:name="T8" style:family="text">
      <style:text-properties fo:color="#000000" style:font-name="TimesNewRoman" fo:font-size="6.5pt" style:font-size-asian="6.5pt"/>
    </style:style>
    <style:style style:name="T9" style:family="text">
      <style:text-properties fo:color="#000000" style:font-name="TimesNewRoman" fo:font-size="7pt" style:font-size-asian="7pt"/>
    </style:style>
    <style:style style:name="T10" style:family="text">
      <style:text-properties fo:color="#000000" style:font-name="TimesNewRoman,Italic" fo:font-size="10pt" fo:font-style="italic" style:font-size-asian="10pt" style:font-style-asian="italic"/>
    </style:style>
    <style:style style:name="T11" style:family="text">
      <style:text-properties fo:color="#000000" style:font-name="TimesNewRoman,Italic" fo:font-size="10pt" fo:font-style="italic" officeooo:rsid="0008801a" style:font-size-asian="10pt" style:font-style-asian="italic"/>
    </style:style>
    <style:style style:name="T12" style:family="text">
      <style:text-properties fo:color="#000000" style:font-name="TimesNewRoman,Italic" fo:font-style="italic" style:font-style-asian="italic"/>
    </style:style>
    <style:style style:name="T13" style:family="text">
      <style:text-properties fo:color="#000000" fo:font-size="8pt" style:font-size-asian="8pt"/>
    </style:style>
    <style:style style:name="T14" style:family="text">
      <style:text-properties fo:color="#231f20" style:font-name="Arial" fo:font-size="9pt" style:font-size-asian="9pt"/>
    </style:style>
    <style:style style:name="T15" style:family="text">
      <style:text-properties fo:color="#231f20" style:font-name="TimesNewRoman" fo:font-size="9pt" style:font-size-asian="9pt"/>
    </style:style>
    <style:style style:name="T16" style:family="text">
      <style:text-properties fo:color="#231f20" fo:font-size="9pt" style:font-size-asian="9pt"/>
    </style:style>
    <style:style style:name="T17" style:family="text">
      <style:text-properties officeooo:rsid="0008801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 <text:span text:style-name="T17">1</text:span></text:p>
      <text:p text:style-name="P4">PRÁCTICAS PRELIMINARES CONCISAS</text:p>
      <text:p text:style-name="P1"><text:span text:style-name="T1">DE </text:span><text:span text:style-name="T3">LA ESENCIA SECRETA DEL CORAZÓN</text:span></text:p>
      <text:p text:style-name="P4">Kyabye Kanguiur Rimpoché</text:p>
      <text:p text:style-name="P6"/>
      <text:p text:style-name="P6">Kyab kyi cho guiur lama penyung khyen</text:p>
      <text:p text:style-name="P10">Padmasambhava, refugio último, ¡tú todo lo sabes!</text:p>
      <text:p text:style-name="P6">Telyor ñeka mitak chiwe kyen</text:p>
      <text:p text:style-name="P10">Pienso en las libertades y condiciones favorables tan difíciles de obtener.</text:p>
      <text:p text:style-name="P10">Pienso en la transitoriedad y en las causas de la muerte.</text:p>
      <text:p text:style-name="P6">Guiundre lume khorwa dunguel dren</text:p>
      <text:p text:style-name="P10">Pienso en el principio indefectible de causa y efecto.</text:p>
      <text:p text:style-name="P10">Pienso en los sufrimientos del samsara.</text:p>
      <text:p text:style-name="P6">Ten kyi kyab chik konchok kyab su dro</text:p>
      <text:p text:style-name="P10">Me refugio en las Tres Joyas, la única protección segura.</text:p>
      <text:p text:style-name="P6">Pama dronam sanguie sar go cha</text:p>
      <text:p text:style-name="P10">Llevaré a todos los seres, mis padres, a la budeidad.</text:p>
      <text:p text:style-name="P6">Tserab che sak dik drip ñe tung sha</text:p>
      <text:p text:style-name="P10">Confieso todas las acciones negativas, oscurecimientos, faltas y caídas acumuladas a lo largo de todas mis vidas.</text:p>
      <text:p text:style-name="P6">Om Vajra Sattva Ah</text:p>
      <text:p text:style-name="P6">Dalu longcho tong sum rab yam bul</text:p>
      <text:p text:style-name="P10">Ofrezco mi cuerpo, posesiones y el inconmensurable billón de mundos.</text:p>
      <text:p text:style-name="P6">Om Sarwa Ratna Mandala Puya Ho</text:p>
      <text:p text:style-name="P6">Kyabne kundu guru’i tuk ye sung </text:p>
      <text:p text:style-name="P10">Maestro, personificación de todos los refugios, ampárame con tu compasión.</text:p>
      <text:p text:style-name="P6">Om Ah Hung Vajra Guru Padma Siddhi Hung</text:p>
      <text:p text:style-name="P6">Wang shi guiu trol dro kun sanguie sho</text:p>
      <text:p text:style-name="P10">La mente se libera con las cuatro iniciaciones.</text:p>
      <text:p text:style-name="P10">¡Que todos los seres alcancen la budeidad!</text:p>
      <text:p text:style-name="P12">Escrito por Vajra Jñana para la práctica diaria.</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I 2</text:p>
      <text:p text:style-name="P14">Tsik dun ladrup</text:p>
      <text:p text:style-name="P4">LA LLUVIA DE BENDICIONES</text:p>
      <text:p text:style-name="P1"><text:span text:style-name="T1">La sadhana condensada del Lama sobre </text:span><text:span text:style-name="T3">Los siete versos </text:span><text:span text:style-name="T1">procedente de </text:span><text:span text:style-name="T3">La</text:span></text:p>
      <text:p text:style-name="P1"><text:span text:style-name="T3">esencia secreta del corazón de la Gran Perfección</text:span><text:span text:style-name="T2">.</text:span></text:p>
      <text:p text:style-name="P4">Kyabye Kanguiur Rimpoché</text:p>
      <text:p text:style-name="P3"><text:span text:style-name="T10">Cuando Guru Rimpoché se encontraba en Samye, en la sala Turquesa, Namkhai Ñingpo, Trisong Detsen y Landro Lotsawa le solicitaron una sadhana que, haciendo hincapié en la práctica del Guru Yoga, condujese a la meditación en la Gran Perfección. Guru Rimpoché entonces se transformó en Hayagriva y les otorgó la iniciación del mandala del Sangwa Ñingthig, </text:span><text:span text:style-name="T6">La esencia secreta del corazón</text:span><text:span text:style-name="T10">. Entonces, una vez más, Guru Rimpoché se manifestó en la forma de los Ocho Aspectos Principales y les otorgó la iniciación última.</text:span></text:p>
      <text:p text:style-name="P13">Luego, siguiendo las indicaciones y las predicciones de Guru Rimpoché, Namkhai Ñingpo y Yeshe Tsoguial escondieron esas enseñanzas en forma de termas en lugares secretos.</text:p>
      <text:p text:style-name="P13">Unos diez siglos después, Namkhai Ñingpo se manifestó en este mundo como Longchen Yeshe Dorye, más conocido como Kanguiur Rimpoché. Cuando tenía siete años, la protectora del terma le entregó un pequeño cofre enjoyado que contenía el terma del Sangwa Ñingthig. A los once años, tras haber meditado en una cueva, tuvo una visión en la que fue a la tierra pura de Sandopelri, donde de nuevo recibió de Guru Rimpoché las enseñanzas completas del Sangwa Ñingthig.</text:p>
      <text:p text:style-name="P3"><text:span text:style-name="T10">Posteriormente, cuando tenía treinta y ocho años, Kanguiur Rimpoché vivió en una cueva durante tres semanas cerca del lago Tso Pema, en India. Allí meditaba y Guru Rimpoché se le apareció cada día en un loto sobre el lago rodeado de un círculo de dakinis y le recordó de nuevo las enseñanzas del Sangwa Ñingthig. Entonces, una monja que tenía mucha fe en él, recibió una señal en un sueño que le indicaba que debía pedirle a Kanguiur Rimpoché una sadhana de Guru Rimpoché en la forma de Guru Dewachempo, el Maestro de la Gran Felicidad. Ella hizo esa petición con suma devoción y</text:span><text:span text:style-name="T11"> </text:span><text:span text:style-name="T10">Kanguiur Rimpoché accedió y puso por escrito esta sadhana que formaba parte del Sangwa Ñingthig.</text:span></text:p>
      <text:p text:style-name="P12"/>
      <text:p text:style-name="P12">Oración al linaje:</text:p>
      <text:p text:style-name="P6">Emaho Kada mishik choku ontaye</text:p>
      <text:p text:style-name="P10">¡Emaho! Luz Infinita, pureza primordial, dharmakaya indestructible,</text:p>
      <text:p text:style-name="P6">Solwa depso chi nang parche sol</text:p>
      <text:p text:style-name="P10">te pido que disipes los obstáculos externos e internos.</text:p>
      <text:p text:style-name="P6">Chinkyi lopshik maha guru ye</text:p>
      <text:p text:style-name="P10">Venerable Maestro supremo, bendíceme</text:p>
      <text:p text:style-name="P6">Chotun ngodrup guekme drup dse sol</text:p>
      <text:p text:style-name="P10">para que pueda lograr sin ningún impedimento los siddhis comunes y el supremo.</text:p>
      <text:p text:style-name="P6">Longcho dsok ku pakchok ñing ye ter</text:p>
      <text:p text:style-name="P10">Supremo Tesoro de Compasión, samboghakaya,</text:p>
      <text:p text:style-name="P11"/>
      <text:p text:style-name="P11"/>
      <text:p text:style-name="P11"/>
      <text:p text:style-name="P11"/>
      <text:p text:style-name="P18"><text:soft-page-break/>I 3</text:p>
      <text:p text:style-name="P6"/>
      <text:p text:style-name="P6">Solwa depso chi nang parche sol</text:p>
      <text:p text:style-name="P10">te pido que disipes los obstáculos externos e internos.</text:p>
      <text:p text:style-name="P6">Chinkyi lopshik maha guru ye</text:p>
      <text:p text:style-name="P10">Venerable Maestro supremo, bendíceme</text:p>
      <text:p text:style-name="P6">Chotun ngodrup guekme drup dse sol</text:p>
      <text:p text:style-name="P10">para que pueda lograr sin ningún impedimento los siddhis comunes y el supremo.</text:p>
      <text:p text:style-name="P6">Kangdul trulku pema sambawar</text:p>
      <text:p text:style-name="P10">Padmasambhava, nirmanakaya que beneficias a los seres según sus necesidades,</text:p>
      <text:p text:style-name="P6">Solwa depso chi nang parche sol</text:p>
      <text:p text:style-name="P10">te pido que disipes los obstáculos externos e internos.</text:p>
      <text:p text:style-name="P6">Chinkyi lopshik maha guru ye</text:p>
      <text:p text:style-name="P10">Venerable Maestro supremo, bendíceme</text:p>
      <text:p text:style-name="P6">Chotun ngodrup guekme drup dse sol</text:p>
      <text:p text:style-name="P10">para que pueda lograr sin ningún impedimento los siddhis comunes y el supremo.</text:p>
      <text:p text:style-name="P6">Tukse ye bang trinchen lama ye</text:p>
      <text:p text:style-name="P10">Hijos de su corazón, rey y súbditos, y bondadoso y venerable Maestro,</text:p>
      <text:p text:style-name="P6">Solwa depso chi nang parche sol</text:p>
      <text:p text:style-name="P10">os pido que disipéis los obstáculos externos e internos.</text:p>
      <text:p text:style-name="P6">Chinkyi lopshik maha guru ye</text:p>
      <text:p text:style-name="P10">Venerable Maestro supremo, bendíceme</text:p>
      <text:p text:style-name="P6">Chotun ngodrup guekme drup dse sol</text:p>
      <text:p text:style-name="P10">para que pueda lograr sin ningún impedimento los siddhis comunes y el supremo.</text:p>
      <text:p text:style-name="P6">Detar solwa tappe chinlap kyi</text:p>
      <text:p text:style-name="P10">Que, por las bendiciones de haber rezado así,</text:p>
      <text:p text:style-name="P6">Rindsin namshi gompang dela dro</text:p>
      <text:p text:style-name="P10">recorra rápidamente los cuatro niveles de los vidyadharas</text:p>
      <text:p text:style-name="P6">Kadak dome gongpa ngon guiur ne</text:p>
      <text:p text:style-name="P10">y cuando haya actualizado plenamente la mente primigenia de sabiduría, primordialmente pura,</text:p>
      <text:p text:style-name="P6">Taye dro kun trulpe drempar sho</text:p>
      <text:p text:style-name="P10">me manifieste para guiar a los infinitos seres.</text:p>
      <text:p text:style-name="P22"><text:span text:style-name="T10">Esta oración para el linaje de la sadhana del Lama sobre la oración de </text:span><text:span text:style-name="T6">Los siete versos</text:span><text:span text:style-name="T10">, la hizo Vajra Jñana en Noyin Gangkyi Rawa, en respuesta a Waguindra Dharma Tara que la había solicitado desde hacía mucho tiempo y para ayudar a Puñe Ratna y a otros grandes meditadores que ahora la necesitaban para su práctica. </text:span></text:p>
      <text:p text:style-name="P22"><text:span text:style-name="T10">Shubham</text:span></text:p>
      <text:p text:style-name="P11"/>
      <text:p text:style-name="P11"/>
      <text:p text:style-name="P11"/>
      <text:p text:style-name="P11"/>
      <text:p text:style-name="P19">I 4<text:tab/><text:tab/><text:tab/><text:tab/> </text:p>
      <text:p text:style-name="P4"/>
      <text:p text:style-name="P4">La sadhana</text:p>
      <text:p text:style-name="P12">Namo Guru Padma Karaye</text:p>
      <text:p text:style-name="P23"><text:span text:style-name="T12">El gran Maestro Pema Dewachempo1 es la personificación de las Tres Raíces y en él se</text:span></text:p>
      <text:p text:style-name="P23"><text:span text:style-name="T12">concentran las bendiciones de los tres secretos de todos los budas de todos los tiempos y direcciones. Para practicar su sadhana, colocad adecuadamente delante de una preciosa representación del Maestro, ya sea una estatua o una imagen, los elementos necesarios: amrita, rakta y torma; las ofrendas externas, internas y secretas; las ofrendas para el tsok</text:span><text:span text:style-name="T4">, </text:span><text:span text:style-name="T12">etcétera</text:span><text:span text:style-name="T4">. </text:span><text:span text:style-name="T12">A continuación, recitad la sadhana meditando en su significado.</text:span></text:p>
      <text:p text:style-name="P12"/>
      <text:p text:style-name="P12">Refugio:</text:p>
      <text:p text:style-name="P6">Namo Lama deshek dupe ku</text:p>
      <text:p text:style-name="P10">¡Namo! En el Maestro, que es la personificación de todos los sugatas</text:p>
      <text:p text:style-name="P6">Konchok sum kyi rangshin la</text:p>
      <text:p text:style-name="P10">y la esencia de las Tres Joyas,</text:p>
      <text:p text:style-name="P6">Da tang dro druk semchen nam</text:p>
      <text:p text:style-name="P10">yo y todos los seres de los seis reinos</text:p>
      <text:p text:style-name="P6">Go sum kupe kyap su chi</text:p>
      <text:p text:style-name="P10">nos refugiamos con el cuerpo, la palabra y la mente llenos de devoción.</text:p>
      <text:p text:style-name="P12"/>
      <text:p text:style-name="P12">Bodhichitta:</text:p>
      <text:p text:style-name="P6">Ho Semkye drowa kun ton tu</text:p>
      <text:p text:style-name="P10">¡Ho! Generando bodhichitta para beneficiar a todos los seres</text:p>
      <text:p text:style-name="P6">Lama sanguie drup ne ni</text:p>
      <text:p text:style-name="P10">lograré el nivel del Lama totalmente iluminado</text:p>
      <text:p text:style-name="P6">Kang la kang dul trinle kyi</text:p>
      <text:p text:style-name="P10">y trabajaré para el beneficio de todos</text:p>
      <text:p text:style-name="P6">Dro ton chepar semkye to</text:p>
      <text:p text:style-name="P10">llevando a cabo la actividad iluminada según las necesidades de cada ser.</text:p>
      <text:p text:style-name="P12">Después de haber hecho estas dos oraciones tres veces, proseguid:</text:p>
      <text:p text:style-name="P6">Ah Nangsi done kada dang</text:p>
      <text:p text:style-name="P10">¡Ah! Todo lo que existe es, desde el origen, la manifestación de la pureza primordial,</text:p>
      <text:p text:style-name="P6">Rang nang yeshe takpe shing</text:p>
      <text:p text:style-name="P10">que surge espontáneamente como la tierra pura de la sabiduría primordial.</text:p>
      <text:p text:style-name="P6">Kacho omin trongkyer u</text:p>
      <text:p text:style-name="P10">En el centro de la ciudad celestial de la tierra pura la Insuperable</text:p>
      <text:p text:style-name="P6">Rang rik dor ye nel yorma</text:p>
      <text:p text:style-name="P10">está Vajra Yoguini, mi propia consciencia primordial,</text:p>
      <text:p text:style-name="P6">Marsel pema rague dang</text:p>
      <text:p text:style-name="P10">de color rojo brillante como un rubí centelleante,</text:p>
      <text:p text:style-name="P1"><text:span text:style-name="T8"/></text:p>
      <text:p text:style-name="P1"><text:span text:style-name="T8">1 </text:span><text:span text:style-name="T6">Loto de la Gran Felicidad.</text:span></text:p>
      <text:p text:style-name="P1"><text:soft-page-break/><text:span text:style-name="T7"><text:s/></text:span><text:span text:style-name="T14">I 5</text:span></text:p>
      <text:p text:style-name="P6"/>
      <text:p text:style-name="P6">Shel chik chañi tri to dsin</text:p>
      <text:p text:style-name="P10">con una cara y dos manos que sostienen un cuchillo curvado y un kapala.</text:p>
      <text:p text:style-name="P6">Shabñi kyang kum kar tap kyi</text:p>
      <text:p text:style-name="P10">En postura de danza, con una pierna extendida y la otra doblada,</text:p>
      <text:p text:style-name="P6">Peñi pamroi teng tu guiing</text:p>
      <text:p text:style-name="P10">está sobre un loto, un sol y un cadáver.</text:p>
      <text:p text:style-name="P6">Shi chak kar kyi ñamguie guek</text:p>
      <text:p text:style-name="P10">Cautiva con cientos de movimientos de danza pacíficos y sensuales,</text:p>
      <text:p text:style-name="P6">Tartang rinchen rupe guien</text:p>
      <text:p text:style-name="P10">y va ataviada con sedas, joyas y ornamentos de hueso.</text:p>
      <text:p text:style-name="P6">Trumor tap den katvamga</text:p>
      <text:p text:style-name="P10">Lleva el katvanga de los medios hábiles en el hueco del codo.</text:p>
      <text:p text:style-name="P6">Yaser tikle trukpe long</text:p>
      <text:p text:style-name="P10">En un espacio de rayos y círculos de luz de arco iris entremezclados,</text:p>
      <text:p text:style-name="P6">Seltong ye dsok chempor sel</text:p>
      <text:p text:style-name="P10">la visualizamos clara y vacía, la gran perfección primordial.</text:p>
      <text:p text:style-name="P6">Chiwo pema ñide teng</text:p>
      <text:p text:style-name="P10">Encima de su cabeza, sentado sobre un loto, un sol y una luna,</text:p>
      <text:p text:style-name="P6">Guiel kun chipel dupe suk</text:p>
      <text:p text:style-name="P10">está la gloriosa personificación de todos los victoriosos,</text:p>
      <text:p text:style-name="P6">Maha guru dewache</text:p>
      <text:p text:style-name="P10">el Maestro supremo de la Gran Felicidad,</text:p>
      <text:p text:style-name="P6">Karmar dangden shi shing dsum</text:p>
      <text:p text:style-name="P10">de color blanco con matices rojizos, sonriendo pacíficamente.</text:p>
      <text:p text:style-name="P6">Tekgu che dsok ur pensha</text:p>
      <text:p text:style-name="P10">Lleva las vestiduras de los nueve vehículos y el sombrero de pandita en la cabeza.</text:p>
      <text:p text:style-name="P6">Chañi ñamshak dekyong ki</text:p>
      <text:p text:style-name="P10">Sus dos manos reposan en el gesto de ecuanimidad</text:p>
      <text:p text:style-name="P6">Dutsi toshel ewam tson</text:p>
      <text:p text:style-name="P10">y sostienen un kapala con néctar que preserva la felicidad, símbolo de Eh Wam.</text:p>
      <text:p text:style-name="P6">Kule oser tro du yi</text:p>
      <text:p text:style-name="P20">Rayos de luz emanan de su cuerpo y vuelven a disolverse en él,</text:p>
      <text:p text:style-name="P6">Guiel kun shingkam rab yam tang</text:p>
      <text:p text:style-name="P10">manifestando y reabsorbiendo las infinitas tierras puras de todos los victoriosos,</text:p>
      <text:p text:style-name="P6">Tsasum chokyong tro du guie</text:p>
      <text:p text:style-name="P10">las Tres Raíces y los protectores del Dharma.</text:p>
      <text:p text:style-name="P6">Ne sum dru sum oser kyi</text:p>
      <text:p text:style-name="P10">Las tres sílabas de los tres lugares irradian rayos de luz</text:p>
      <text:p text:style-name="P6">Rab yam shingkam guiamtso tang</text:p>
      <text:p text:style-name="P10">hacia el océano de infinitas tierras puras</text:p>
      <text:p text:style-name="P6">Ngayap takpe shingkam ne</text:p>
      <text:p text:style-name="P10">y la tierra pura de Ngayap,</text:p>
      <text:p text:style-name="P1"><text:span text:style-name="T7"/></text:p>
      <text:p text:style-name="P22"><text:span text:style-name="T7"><text:s/></text:span></text:p>
      <text:p text:style-name="P25"><text:span text:style-name="T16">I 6</text:span></text:p>
      <text:p text:style-name="P6"/>
      <text:p text:style-name="P6">Seche guielwe tuk ye tsel</text:p>
      <text:p text:style-name="P10">donde el poder de la compasión de los budas y bodhisattvas</text:p>
      <text:p text:style-name="P6">Guru sang sum chakguiar se</text:p>
      <text:p text:style-name="P10">se despierta en la forma de los tres secretos del Maestro,</text:p>
      <text:p text:style-name="P6">Char tar papne ñime tim</text:p>
      <text:p text:style-name="P10">que caen como una lluvia y se disuelven inseparablemente en él.</text:p>
      <text:p text:style-name="P12">Invitación y ofrendas:</text:p>
      <text:p text:style-name="P6">Hung Omin rab yam takpe shing</text:p>
      <text:p text:style-name="P10">¡Hung! Desde la tierra pura infinita la Insuperable,</text:p>
      <text:p text:style-name="P6">Ngayab sangdok pelri ne</text:p>
      <text:p text:style-name="P10">la montaña gloriosa de Color Cobrizo en Ngayap,</text:p>
      <text:p text:style-name="P6">Rindsin maha guru ye</text:p>
      <text:p text:style-name="P10">Vidyadhara, venerable Maestro supremo,</text:p>
      <text:p text:style-name="P6">Dewa chen po ying ne sheng</text:p>
      <text:p text:style-name="P10">manifiéstate desde espacio de la gran felicidad.</text:p>
      <text:p text:style-name="P6">Chi nang dunguel kun shi shing</text:p>
      <text:p text:style-name="P10">Alivia todos los sufrimientos externos e internos</text:p>
      <text:p text:style-name="P6">Cho tun ngodrup kun tsol we</text:p>
      <text:p text:style-name="P10">y concédenos todas las realizaciones comunes y la suprema.</text:p>
      <text:p text:style-name="P6">Guru tsokor trul tsok che</text:p>
      <text:p text:style-name="P10">Maestro, a ti, junto a tu séquito y a la asamblea de emanaciones,</text:p>
      <text:p text:style-name="P6">Ne dir chendren shek su sol</text:p>
      <text:p text:style-name="P10">os invito a que vengáis a este lugar.</text:p>
      <text:p text:style-name="P6">Om Ah Hung Vajra Guru Padma Sambhava Sarva Siddhi Phala Hung Vajra</text:p>
      <text:p text:style-name="P6">Samaya Dsa</text:p>
      <text:p text:style-name="P6">Tishthalen</text:p>
      <text:p text:style-name="P6">Atipuho Pratitsha Ho</text:p>
      <text:p text:style-name="P6">Om Vajra Argham Padam Pushpe Dupe Aloke Gandhe Nivende Shapta Rupa</text:p>
      <text:p text:style-name="P6">Shapta Gandhe Rasa Sparsha Pratitsha Svaha</text:p>
      <text:p text:style-name="P6"><text:soft-page-break/>Maha Pentsa Amrita Rakta Balingta Maha Sukka Sarva Jñana Dharmadhatu Atma Kohang</text:p>
      <text:p text:style-name="P12">Alabanza:</text:p>
      <text:p text:style-name="P6">Hri Macho kada cho kyi ku</text:p>
      <text:p text:style-name="P10">¡Hri! El dharmakaya es la pureza primordial inalterada.</text:p>
      <text:p text:style-name="P6">Mangak rang dang longcho dsok</text:p>
      <text:p text:style-name="P10">El sambhogakaya es la irradiación espontánea y sin obstrucción.</text:p>
      <text:p text:style-name="P6">Minguiur tuk ye trulpe ku</text:p>
      <text:p text:style-name="P10">El nirmanakaya es la compasión inmutable.</text:p>
      <text:p text:style-name="P6">Kusum dewa chempor to</text:p>
      <text:p text:style-name="P10">Alabamos a los Tres Kayas de la Gran Felicidad</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I 7</text:span></text:p>
      <text:p text:style-name="P24"><text:span text:style-name="T16"/></text:p>
      <text:p text:style-name="P12">Recitación</text:p>
      <text:p text:style-name="P12">A continuación, con una actitud de confianza total en el Maestro, recitad con una melodía</text:p>
      <text:p text:style-name="P12">ferviente esta oración muchas veces, concentrándoos en los puntos esenciales de la visualización:</text:p>
      <text:p text:style-name="P6">Hung Orguien yul kyi nub chang tsam</text:p>
      <text:p text:style-name="P10">¡Hung! En la frontera noroeste del país de Oddiyana,</text:p>
      <text:p text:style-name="P6">Pema guesar dongpo la</text:p>
      <text:p text:style-name="P10">sobre un loto, su pistilo y su tallo,</text:p>
      <text:p text:style-name="P6">Yamtsen choki ngodrup ñe</text:p>
      <text:p text:style-name="P10">has hallado el maravilloso siddhi supremo;</text:p>
      <text:p text:style-name="P6">Pema yungne she su tra</text:p>
      <text:p text:style-name="P10">se te conoce como el Nacido del Loto</text:p>
      <text:p text:style-name="P6">Kordu khandro mangpo kor</text:p>
      <text:p text:style-name="P10">y te rodea un séquito de numerosas dakinis.</text:p>
      <text:p text:style-name="P6">Khye kyi yesu da drup kyi</text:p>
      <text:p text:style-name="P10">Siguiendo tus pasos, practicaré.</text:p>
      <text:p text:style-name="P6">Chin kyi lop chir shek su sol</text:p>
      <text:p text:style-name="P10">Te ruego que vengas y concedas tus bendiciones.</text:p>
      <text:p text:style-name="P6">Guru Padma Siddhi Hung</text:p>
      <text:p text:style-name="P12">Si uno recita así esta oración cien mil veces, es seguro que se obtendrá la realización, tal como ha</text:p>
      <text:p text:style-name="P12">sido prometido.</text:p>
      <text:p text:style-name="P12">Después recitad la oración condensada:</text:p>
      <text:p text:style-name="P6">Om Ah Hung Vajra Guru Padma Tothrengtsel Vajra Samaya Dsa Siddhi Pala</text:p>
      <text:p text:style-name="P6">Hung Ah</text:p>
      <text:p text:style-name="P12">Y luego el mantra esencial:</text:p>
      <text:p text:style-name="P6">Om Ah Hung Vajra Guru Padma Siddhi Hung</text:p>
      <text:p text:style-name="P12">Los beneficios y las cualidades de recitar este mantra son los siguientes:</text:p>
      <text:p text:style-name="P12">«Si se recita este mantra diez millones de veces, uno renacerá en la tierra de los vidyadharas» y</text:p>
      <text:p text:style-name="P12">«si se recita setecientas mil veces uno encontrará en esta misma vida a Pema Yungne». Además «Por</text:p>
      <text:p text:style-name="P12">los méritos de escribir, leer, practicar, enseñar y propagar este mantra que es la esencia de las doce</text:p>
      <text:p text:style-name="P12">ramas de las enseñanzas del Buda, en esta vida desaparecerán los miedos, los sufrimientos y los</text:p>
      <text:p text:style-name="P12">obstáculos; y después de la muerte uno será transferido a la asamblea de vidyadharas en la Montaña</text:p>
      <text:p text:style-name="P12">Gloriosa de Color Cobrizo. ¡Samaya!» Puesto que es así, ¡os ruego que practiquéis diligentemente!</text:p>
      <text:p text:style-name="P6"><text:soft-page-break/>Tsasum lhatsok chendren shek</text:p>
      <text:p text:style-name="P10">Deidades de las Tres Raíces, acudid a mi invitación.</text:p>
      <text:p text:style-name="P6">Chinang sangcho guieshe la</text:p>
      <text:p text:style-name="P10">Disfrutad de estas ofrendas exteriores, interiores y secretas.</text:p>
      <text:p text:style-name="P6">Kusung thuk yon trinle to</text:p>
      <text:p text:style-name="P10">Elogio vuestro cuerpo, palabra, mente, cualidades y actividad.</text:p>
      <text:p text:style-name="P6">Tamkong choktun ngodrup tsol</text:p>
      <text:p text:style-name="P10">Reparad mi samaya y concededme las realizaciones comunes y la suprema.</text:p>
      <text:p text:style-name="P6">Maha Pentsa Amrita Rakta Balingta Khahi</text:p>
      <text:p text:style-name="P12">En la práctica cotidiana, uno puede a continuación proseguir tomando las cuatro iniciaciones [I 11].</text:p>
      <text:p text:style-name="P12"/>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I 8</text:span></text:p>
      <text:p text:style-name="P24"><text:span text:style-name="T16"/></text:p>
      <text:p text:style-name="P15">La ofrenda del tsok</text:p>
      <text:p text:style-name="P12">Si se desea ofrecer el tsok, en los días propicios por ejemplo, se deben rociar con las ofrendas</text:p>
      <text:p text:style-name="P12">internas todas las sustancias de samaya de los medios hábiles y la sabiduría que se hayan reunido:</text:p>
      <text:p text:style-name="P6">Ram Yam Kham Om Ah Hung</text:p>
      <text:p text:style-name="P6">Chino yikten torshong tu</text:p>
      <text:p text:style-name="P10">Sobre el plato de la torma, el recipiente exterior, el universo,</text:p>
      <text:p text:style-name="P6">Si chu yong drup tsok dse sham</text:p>
      <text:p text:style-name="P10">están dispuestas las ofrendas perfectas del tsok, el contenido, todo lo que existe.</text:p>
      <text:p text:style-name="P6">Ñidsin retok kun sel te</text:p>
      <text:p text:style-name="P10">Todos los conceptos dualistas, las expectativas y los miedos quedan disipados</text:p>
      <text:p text:style-name="P6">Kada yeshe dutsir guiur</text:p>
      <text:p text:style-name="P10">y todo lo ofrecido se transforma en néctar de sabiduría primordialmente pura.</text:p>
      <text:p text:style-name="P6">Tamtsik namdak guie cho di</text:p>
      <text:p text:style-name="P10">Esta ofrenda gozosa de las sustancias de samaya perfectamente puras</text:p>
      <text:p text:style-name="P6">Tsasum kundu pema yung</text:p>
      <text:p text:style-name="P10">se la presento a Pema Yungne, la unión de las Tres Raíces,</text:p>
      <text:p text:style-name="P6">Rab yam kyilkor lha la bul</text:p>
      <text:p text:style-name="P10">y a las deidades de los infinitos mandalas.</text:p>
      <text:p text:style-name="P6">Chotun ngodrup tsel tu sol</text:p>
      <text:p text:style-name="P10">Concededme los siddhis comunes y el supremo.</text:p>
      <text:p text:style-name="P6">Guru Dewa Dakini Sarva Ganachacra Puya Khahi</text:p>
      <text:p text:style-name="P12">La restauración del samaya:</text:p>
      <text:p text:style-name="P8">Hri Guiel kun chisuk pema yung</text:p>
      <text:p text:style-name="P10">¡Hri! Pema Yungne, personificación de todos los victoriosos,</text:p>
      <text:p text:style-name="P6">Guru dewa chempo tsok</text:p>
      <text:p text:style-name="P10">y séquito del Maestro de la Gran Felicidad,</text:p>
      <text:p text:style-name="P6">Chi nang sangwe cho trin kyi</text:p>
      <text:p text:style-name="P10">con esta nube de ofrendas externas, internas y secretas</text:p>
      <text:p text:style-name="P6">Tukdam chokyi ying su kang</text:p>
      <text:p text:style-name="P10">restauro plenamente en el espacio último el samaya con vuestra Mente.</text:p>
      <text:p text:style-name="P6">Lap sum ñe tung tra rak nam</text:p>
      <text:p text:style-name="P10">Todas las faltas y caídas en relación con los tres adiestramientos, ya sean sutiles o burdas,</text:p>
      <text:p text:style-name="P6">Kada choñi long tu shak</text:p>
      <text:p text:style-name="P10">las confieso en el ámbito primordialmente puro del la realidad última.</text:p>
      <text:p text:style-name="P6">Drip drel chotun ngo drup tsol</text:p>
      <text:p text:style-name="P10">Liberadme de los oscurecimientos, concededme los siddhis comunes y el supremo,</text:p>
      <text:p text:style-name="P6">Wang shi da guiu chin kyi lop</text:p>
      <text:p text:style-name="P10"><text:soft-page-break/>y bendecid mi mente con las cuatro iniciaciones.</text:p>
      <text:p text:style-name="P6">Sarva Samaya Shuddhe Ah</text:p>
      <text:p text:style-name="P1"><text:span text:style-name="T7"/></text:p>
      <text:p text:style-name="P1"><text:span text:style-name="T14">I 9</text:span></text:p>
      <text:p text:style-name="P1"><text:span text:style-name="T14"/></text:p>
      <text:p text:style-name="P5">OFRENDA BREVE DEL TSOK PARA LA SADHANA DE LOS SIETE VERSOS</text:p>
      <text:p text:style-name="P6">Ram Yam Kham Om Ah Hung</text:p>
      <text:p text:style-name="P6">Tsasum kundu lame lha tsok shek</text:p>
      <text:p text:style-name="P10">Venid, deidades del mandala del Maestro, que personificáis a las Tres Raíces.</text:p>
      <text:p text:style-name="P6">Chi nang sangwe tsok bul ñam chak shak</text:p>
      <text:p text:style-name="P10">Os hago las ofrendas del tsok externa, interna y secreta, y confieso todas las</text:p>
      <text:p text:style-name="P10">transgresiones del samaya.</text:p>
      <text:p text:style-name="P6">Ñi dsin ying drol kayi pam pab she</text:p>
      <text:p text:style-name="P10">Liberad mi aferramiento a la dualidad en el espacio último. Según vuestra promesa,</text:p>
      <text:p text:style-name="P10">aceptad este obsequio.</text:p>
      <text:p text:style-name="P6">Cho tang thun mong dogu ngo drub tsol</text:p>
      <text:p text:style-name="P10">Concededme, tal como deseo, los siddhis comunes y el supremo.</text:p>
      <text:p text:style-name="P6">Om Vajra Sattva Ah</text:p>
      <text:p text:style-name="P12">A petición de la dakini Champa Chokyi, practicante de las enseñanzas secretas, Mangala Shri</text:p>
      <text:p text:style-name="P12">Bhuti, discípulo y compañero del Maestro, escribió esta oración cuando estaba haciendo cien mil</text:p>
      <text:p text:style-name="P12">ofrendas del tsok del Rangyung Pema Ñingtik.</text:p>
      <text:p text:style-name="P12">¡Que sea música que deleite a las Tres Raíces!</text:p>
      <text:p text:style-name="P12"/>
      <text:p text:style-name="P5">OFRENDA BREVE DEL TSOK DEL LONGCHEN ÑINGTIK</text:p>
      <text:p text:style-name="P5"/>
      <text:p text:style-name="P7">Ram Yam Kham Om Ah Hung</text:p>
      <text:p text:style-name="P6">Tsok dse doyon yeshe rolpe guien</text:p>
      <text:p text:style-name="P10">Los ingredientes deseables del ganachakra son los ornamentos del juego de la sabiduría.</text:p>
      <text:p text:style-name="P6">Tsok ye tsok dak rindsin lama tang</text:p>
      <text:p text:style-name="P10">Señor y maestros de la asamblea, vidyadharas,</text:p>
      <text:p text:style-name="P6">Den sum kyil kor neyul ñer shi dak</text:p>
      <text:p text:style-name="P10">mandalas de los tres asientos, maestros de los veinticuatro lugares sagrados,</text:p>
      <text:p text:style-name="P6">Pawo kandro damchen cho kyong nam</text:p>
      <text:p text:style-name="P10">dakas, dakinis y dharmapalas comprometidos bajo solemne promesa:</text:p>
      <text:p text:style-name="P6">Dir shek longcho tsok kyi chopa bul</text:p>
      <text:p text:style-name="P10">¡Venid! Os ofrezco todas estas delicias</text:p>
      <text:p text:style-name="P6">Guel trul nong tang damtsig ñamchak shak</text:p>
      <text:p text:style-name="P10">y confieso mis transgresiones, errores, faltas y deterioros del samaya.</text:p>
      <text:p text:style-name="P6">Chinang parche cho kyi ying su drol</text:p>
      <text:p text:style-name="P10">Liberad en el espacio último los obstáculos externos e internos.</text:p>
      <text:p text:style-name="P6">Lhaktor shela trinle drupar dso</text:p>
      <text:p text:style-name="P10">Aceptad esta torma de residuos y llevad a cabo vuestra actividad.</text:p>
      <text:p text:style-name="P6">Guru Dewa Dakini Ganachakra Puya Utsita Balingta Khahi</text:p>
      <text:p text:style-name="P1"><text:span text:style-name="T14"/></text:p>
      <text:p text:style-name="P1"><text:span text:style-name="T14">I 10</text:span></text:p>
      <text:p text:style-name="P1"><text:span text:style-name="T14"/></text:p>
      <text:p text:style-name="P12">Ofreced así la primera parte del tsok. Luego ofreced y aceptad con gestos simbólicos la parte</text:p>
      <text:p text:style-name="P12">central y disfrutadla según la práctica interna de quemar y verter.</text:p>
      <text:p text:style-name="P12">Ofrenda de los restos</text:p>
      <text:p text:style-name="P12">A continuación, tras haber recogido los restos:</text:p>
      <text:p text:style-name="P6">Hring Pem Nangsi kadak trodrel dang</text:p>
      <text:p text:style-name="P10">¡Hring! ¡Pem! Todo lo que existe es la irradiación de la pureza primordial, más allá de las</text:p>
      <text:p text:style-name="P10">elaboraciones conceptuales,</text:p>
      <text:p text:style-name="P6">Tap la rolpe tso tang kor</text:p>
      <text:p text:style-name="P10">que surge como los medios hábiles. Asamblea de deidades de las Siete Madres y</text:p>
      <text:p text:style-name="P6">Madun singshi lha tsok nam</text:p>
      <text:p text:style-name="P10">las Cuatro Hermanas, junto con vuestro séquito,</text:p>
      <text:p text:style-name="P6">Lhaktor di she trinle drup</text:p>
      <text:p text:style-name="P10">aceptad esta torma residual y llevad a cabo vuestra actividad suprema.</text:p>
      <text:p text:style-name="P6">Utshita Bhaksha Khahi</text:p>
      <text:p text:style-name="P12">Ofrenda para recordar la promesa:</text:p>
      <text:p text:style-name="P6">Hung Yio Pome kadak du kyi tse</text:p>
      <text:p text:style-name="P10">¡Hung! ¡Yio! Desde el tiempo de la pureza primordial inmutable,</text:p>
      <text:p text:style-name="P6">Rang rik dome rang dang kyi</text:p>
      <text:p text:style-name="P10">vosotros, asamblea infinita, que sois la primigenia manifestación natural de la propia</text:p>
      <text:p text:style-name="P10">consciencia primordial,</text:p>
      <text:p text:style-name="P6">Kor tsok guiamtso tatsik le</text:p>
      <text:p text:style-name="P10">hicisteis solemnes promesas.</text:p>
      <text:p text:style-name="P6">Drup chir torma bul kyi she</text:p>
      <text:p text:style-name="P10">Aceptad la ofrenda de esta torma y llevad a cabo vuestra actividad.</text:p>
      <text:p text:style-name="P6">Samaya Rakkentu</text:p>
      <text:p text:style-name="P12">La torma para las tenmas:</text:p>
      <text:p text:style-name="P6">Yio Ngon tse peme chen nga ru</text:p>
      <text:p text:style-name="P10">¡Yio! En el pasado, en la presencia de Pema</text:p>
      <text:p text:style-name="P6">Shel she poyul ten kyong te</text:p>
      <text:p text:style-name="P10">prometisteis proteger la Doctrina de Tíbet.</text:p>
      <text:p text:style-name="P6">Shel chu chotor di she la</text:p>
      <text:p text:style-name="P10">Aceptad esta ofrenda del agua del enjuague</text:p>
      <text:p text:style-name="P6"><text:soft-page-break/>Tatsik shintu trinle drup</text:p>
      <text:p text:style-name="P10">y llevad a cabo vuestra actividad suprema según vuestra promesa.</text:p>
      <text:p text:style-name="P7">Samaya Ho</text:p>
      <text:p text:style-name="P24"><text:span text:style-name="T16"/></text:p>
      <text:p text:style-name="P24"><text:span text:style-name="T16">I 11</text:span></text:p>
      <text:p text:style-name="P15"/>
      <text:p text:style-name="P15">Las cuatro iniciaciones</text:p>
      <text:p text:style-name="P12">A continuación, antes de recibir las iniciaciones, rezad con gran devoción:</text:p>
      <text:p text:style-name="P6">Kye kye yetsun lama</text:p>
      <text:p text:style-name="P10">Venerable Maestro,</text:p>
      <text:p text:style-name="P6">Ñiktu drowe kyap chik</text:p>
      <text:p text:style-name="P10">el único refugio de los seres en esta época de regresión,</text:p>
      <text:p text:style-name="P6">Da sok tarpe lamken</text:p>
      <text:p text:style-name="P10">nuestro guía en el camino hacia la liberación,</text:p>
      <text:p text:style-name="P6">Trinchen lama khyen no</text:p>
      <text:p text:style-name="P10">bondadoso Maestro, en ti confío plenamente.</text:p>
      <text:p text:style-name="P12">Rezad así repetidamente. Y a continuación:</text:p>
      <text:p text:style-name="P6">Guru kandro tsok che kyi</text:p>
      <text:p text:style-name="P10">Maestro, rodeado de un séquito de dakas y dakinis,</text:p>
      <text:p text:style-name="P6">Dachak mope pu nam la</text:p>
      <text:p text:style-name="P10">nosotros, tus hijos devotos, te pedimos:</text:p>
      <text:p text:style-name="P6">Lu la ku yi chin kyi lop</text:p>
      <text:p text:style-name="P10">bendice nuestro cuerpo con tu cuerpo,</text:p>
      <text:p text:style-name="P6">Nga la sung kyi chin kyi lop</text:p>
      <text:p text:style-name="P10">bendice nuestra palabra con tu palabra,</text:p>
      <text:p text:style-name="P6">Yi la tuk kyi chin kyi lop</text:p>
      <text:p text:style-name="P10">bendice nuestra mente con tu mente,</text:p>
      <text:p text:style-name="P6">Wang shi kur war chin kyi lop</text:p>
      <text:p text:style-name="P10">bendícenos otorgándonos las cuatro iniciaciones,</text:p>
      <text:p text:style-name="P6">Guiu shi takpar chin kyi lop</text:p>
      <text:p text:style-name="P10">bendícenos para que purifiquemos las cuatro formas de nacimiento,</text:p>
      <text:p text:style-name="P6">Lam shi yongwar chin kyi lop</text:p>
      <text:p text:style-name="P10">bendícenos para que recorramos con éxito los cuatro caminos.</text:p>
      <text:p text:style-name="P6">Ku shi tobpar dse tu sol</text:p>
      <text:p text:style-name="P10">Y que, por rezar así, obtengamos los cuatro kayas.</text:p>
      <text:p text:style-name="P6">Om Ah Hung Vajra Guru Padma Dewa Dakini</text:p>
      <text:p text:style-name="P6">Kaya Siddhi Om</text:p>
      <text:p text:style-name="P6">Waka Siddhi Ah</text:p>
      <text:p text:style-name="P6">Chitta Siddhi Hung</text:p>
      <text:p text:style-name="P6">Sarva Siddhi Hri</text:p>
      <text:p text:style-name="P12">Recibid así las cuatro iniciaciones.</text:p>
      <text:p text:style-name="P6">Tsasum lha tsok orguien lama tim</text:p>
      <text:p text:style-name="P10">La asamblea de deidades de las Tres Raíces se disuelve en el Maestro de Oddiyana,</text:p>
      <text:p text:style-name="P6">Orguien lama o shu rang tang dre</text:p>
      <text:p text:style-name="P10">quien a su vez se deshace en luz y se funde en mí.</text:p>
      <text:p text:style-name="P6">Rang rik macho sel tong ngang tu shak</text:p>
      <text:p text:style-name="P10">Descanso en el vacío y la claridad inseparables, en mi propia consciencia primordial inalterada,</text:p>
      <text:p text:style-name="P6">Lode yome choku dewa che</text:p>
      <text:p text:style-name="P10">el Dharmakaya inconcebible e indescriptible, la Gran Felicidad.</text:p>
      <text:p text:style-name="P12">Descansad en el estado inalterado.</text:p>
      <text:p text:style-name="P1"><text:span text:style-name="T14"/></text:p>
      <text:p text:style-name="P1"><text:span text:style-name="T14">I 12</text:span></text:p>
      <text:p text:style-name="P6"/>
      <text:p text:style-name="P6">Nang trak tok tshok rang nang takpe shing</text:p>
      <text:p text:style-name="P10">Todas las formas, los sonidos y los pensamientos son una tierra pura surgida</text:p>
      <text:p text:style-name="P10">espontáneamente,</text:p>
      <text:p text:style-name="P6">Kusum lame rang dang emaho</text:p>
      <text:p text:style-name="P10">la manifestación natural de los tres cuerpos del Maestro. ¡Qué maravilla!</text:p>
      <text:p text:style-name="P12">Usad de este modo todo en el camino.</text:p>
      <text:p text:style-name="P12">Dedicación de los méritos:</text:p>
      <text:p text:style-name="P6">Gewa diyi ñur du dak</text:p>
      <text:p text:style-name="P10">Que, por estos méritos, logre rápidamente</text:p>
      <text:p text:style-name="P6">Orguien lama drup guiur ne</text:p>
      <text:p text:style-name="P10">el estado del Maestro de Oddiyana</text:p>
      <text:p text:style-name="P6">Drowa chik kyang malupa</text:p>
      <text:p text:style-name="P10">y que todos los seres, sin excepción,</text:p>
      <text:p text:style-name="P6">Kye kyi gompang ñur tob sho</text:p>
      <text:p text:style-name="P10">alcancen su nivel.</text:p>
      <text:p text:style-name="P12">Y haced oraciones con buenos deseos:</text:p>
      <text:p text:style-name="P6">Hri Guiusum lame chinlap ka ying kyil</text:p>
      <text:p text:style-name="P10">¡Hri! Que las bendiciones de los maestros de los tres linajes llenen el espacio.</text:p>
      <text:p text:style-name="P6">Yidam kandro choñi rang dang se</text:p>
      <text:p text:style-name="P10">Que los yídams y las dakinis aparezcan manifestándose espontáneamente desde la realidad</text:p>
      <text:p text:style-name="P10">última.</text:p>
      <text:p text:style-name="P6">Cho kyong sungme chi chol le drup te</text:p>
      <text:p text:style-name="P10">Que los protectores y los guardianes del Dharma lleven a cabo lo que les ha sido asignado.</text:p>
      <text:p text:style-name="P6">Tsechik dsok sanguiepe tashi sho</text:p>
      <text:p text:style-name="P10">Y que todo sea propicio para que obtenga la budeidad perfecta en esta misma vida.</text:p>
      <text:p text:style-name="P12"><text:soft-page-break/>Y diciendo esto, que caiga una lluvia de flores.</text:p>
      <text:p text:style-name="P12">Considerando que la petición de la bhikshuni Bhadra, una monja de Kunu, era una señal</text:p>
      <text:p text:style-name="P12">favorable, Longchen Yeshe Dorye, un practicante de Dokham, puso esto por escrito.</text:p>
      <text:p text:style-name="P12">Que, debido a ello, la luz de la virtud y la felicidad se extienda en todas las direcciones hasta los</text:p>
      <text:p text:style-name="P12">confines del universo.</text:p>
      <text:p text:style-name="P12">Shubhamastu Sarva Yakatam.</text:p>
      <text:p text:style-name="P9"/>
      <text:p text:style-name="P9">I 12</text:p>
      <text:p text:style-name="P4"/>
      <text:p text:style-name="P4">BENDICIÓN Y REPARACIÓN DE LA RECITACIÓN DEL MANTRA</text:p>
      <text:p text:style-name="P12"/>
      <text:p text:style-name="P12">Para repetir tres veces después de la recitación</text:p>
      <text:p text:style-name="P12">Alikali (las vocales y consonantes del alfabeto sánscrito):</text:p>
      <text:p text:style-name="P6"/>
      <text:p text:style-name="P6">Om A Ah I Ih U Uh Ri Rih Li Lih E Eh O Oh Ang Ah</text:p>
      <text:p text:style-name="P6">Ka Kha Ga Gha Nga</text:p>
      <text:p text:style-name="P6">Tsa Thsa Dsa Dsha Ña</text:p>
      <text:p text:style-name="P6">Tra Thra Dra Dhra Na</text:p>
      <text:p text:style-name="P6">Ta Tha Da Dha Na</text:p>
      <text:p text:style-name="P6">Pa Pha Ba Bha Ma</text:p>
      <text:p text:style-name="P6">Ya Ra La Wa</text:p>
      <text:p text:style-name="P6">Sha Kha Sa Ha Ksha Svaha</text:p>
      <text:p text:style-name="P12">Mantra de las cien sílabas:</text:p>
      <text:p text:style-name="P6">Om Vajra Sattva Samaya Manupalaya</text:p>
      <text:p text:style-name="P6">Vajra Sattva Tenopa Tishta Dridho Mebhawa</text:p>
      <text:p text:style-name="P6">Suto Kayo Mebhawa Supo Kayo Mebhawa</text:p>
      <text:p text:style-name="P6">Anu Rakto Mebhawa Sarva Siddhim Mepra Yatsa</text:p>
      <text:p text:style-name="P6">Sarva Karma Sutsame Tsittam Shri Yam Kuru Hung</text:p>
      <text:p text:style-name="P6">Ha Ha Ha Ha Ho Bhagawan</text:p>
      <text:p text:style-name="P6">Sarva Tathagata Vajra Mame Muntsa Vajri Bhawa Maha</text:p>
      <text:p text:style-name="P6">Samaya Sattva Ah</text:p>
      <text:p text:style-name="P12">Dharani de la originación interdependiente:</text:p>
      <text:p text:style-name="P6">Om Yedharma Hetu Prabhawa Hetun Tekhen Tathagato Hayawatet</text:p>
      <text:p text:style-name="P6">Tekhentsayo Nirodha Ewam Wadi Maha Shramanaye Svaha</text:p>
      <text:p text:style-name="P9"/>
      <text:p text:style-name="P9"/>
      <text:p text:style-name="P9"/>
      <text:p text:style-name="P9"/>
      <text:p text:style-name="P9"/>
      <text:p text:style-name="P9"/>
      <text:p text:style-name="P9"/>
      <text:p text:style-name="P9"/>
      <text:p text:style-name="P9">I 13</text:p>
      <text:p text:style-name="P4"/>
      <text:p text:style-name="P4">OFRENDA INTERIOR DE LA COMIDA</text:p>
      <text:p text:style-name="P16">de Kunkhyen Longchempa</text:p>
      <text:p text:style-name="P6">Om Ah Hung</text:p>
      <text:p text:style-name="P12">Al decir «Om Ah Hung», la comida se transforma en una masa de nubes de objetos deseables</text:p>
      <text:p text:style-name="P12">tan extensa como el océano, cuya naturaleza es la ambrosía.</text:p>
      <text:p text:style-name="P6">Ho Dag lu pung kam kye che ni</text:p>
      <text:p text:style-name="P10">¡Ho! Los agregados, los elementos y las esferas de los sentidos de mi cuerpo</text:p>
      <text:p text:style-name="P6">Den sum tsang we ngo wo te</text:p>
      <text:p text:style-name="P10">tienen la naturaleza de los Tres Asientos Perfectos.</text:p>
      <text:p text:style-name="P6">Dam pa rig guie kyil kor lha</text:p>
      <text:p text:style-name="P10">Son las deidades del mandala de las cien familias sagradas.</text:p>
      <text:p text:style-name="P6">Kul kio tam che dewa che</text:p>
      <text:p text:style-name="P10">Todos los movimientos son la gran felicidad.</text:p>
      <text:p text:style-name="P6">Dor ye damtsig la na me</text:p>
      <text:p text:style-name="P10">Según el insuperable samaya adamantino,</text:p>
      <text:p text:style-name="P6">Yang chub sem kyi trin chen por</text:p>
      <text:p text:style-name="P10">disfruto esta comida como una gran nube de bodhichitta</text:p>
      <text:p text:style-name="P6">Ñi me ñampe ngang du rol</text:p>
      <text:p text:style-name="P10">en el estado de ecuanimidad libre de dualidad.</text:p>
      <text:p text:style-name="P6">Nel yor lam kyi tsog dsog ne</text:p>
      <text:p text:style-name="P1"><text:span text:style-name="T5">En el camino del yogui, al completar las acumulaciones</text:span><text:span text:style-name="T9">1</text:span><text:span text:style-name="T5">,</text:span></text:p>
      <text:p text:style-name="P6">Se kyi drib par minguiur shing</text:p>
      <text:p text:style-name="P10">sin ser oscurecidos por la comida,</text:p>
      <text:p text:style-name="P6">Ten pa mepe yin dag kyang</text:p>
      <text:p text:style-name="P10">que todos los que participamos generosamente en esta ofrenda</text:p>
      <text:p text:style-name="P6">Teg chen drebur cho par shog</text:p>
      <text:p text:style-name="P10">disfrutemos el fruto del Mahayana.</text:p>
      <text:p text:style-name="P6">Den sum tsang we kyilkor du</text:p>
      <text:p text:style-name="P10">En el mandala de los Tres Asientos Perfectos,</text:p>
      <text:p text:style-name="P6">Tsog kyi korlo korwa yi</text:p>
      <text:p text:style-name="P10">que, por ofrecer este festín sagrado,</text:p>
      <text:p text:style-name="P6">Dag shen drowa ma lu pa</text:p>
      <text:p text:style-name="P10">yo y todos los seres sin excepción</text:p>
      <text:p text:style-name="P6">Kyilkor chig tu drub par shog</text:p>
      <text:p text:style-name="P10">logremos la realización en un mismo mandala.</text:p>
      <text:p text:style-name="P12">Esta Ganachakra (fiesta sagrada), según la tradición del Anuyoga, ha sido extraída del</text:p>
      <text:p text:style-name="P12">Droltik.</text:p>
      <text:p text:style-name="Standard"><text:span text:style-name="T8">1 </text:span><text:span text:style-name="T6">Las acumulaciones de mérito y sabidurí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betan Machine Uni1" svg:font-family="'Tibetan Machine Uni'"/>
    <style:font-face style:name="Arial" svg:font-family="Arial" style:font-family-generic="roman" style:font-pitch="variable"/>
    <style:font-face style:name="Liberation Serif" svg:font-family="'Liberation Serif'" style:font-family-generic="roman" style:font-pitch="variable"/>
    <style:font-face style:name="TimesNewRoman" svg:font-family="TimesNewRoman" style:font-family-generic="roman" style:font-pitch="variable"/>
    <style:font-face style:name="TimesNewRoman,Bold" svg:font-family="'TimesNewRoman,Bold'" style:font-family-generic="roman" style:font-pitch="variable"/>
    <style:font-face style:name="TimesNewRoman,BoldItalic" svg:font-family="'TimesNewRoman,BoldItalic'" style:font-family-generic="roman" style:font-pitch="variable"/>
    <style:font-face style:name="TimesNewRoman,Italic" svg:font-family="'TimesNewRoman,Italic'"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Tibetan Machine Uni" svg:font-family="'Tibetan Machine Un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Tibetan Machine Uni" style:font-size-complex="12pt" style:language-complex="bo" style:country-complex="C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Tibetan Machine Uni" style:font-size-complex="12pt" style:language-complex="bo" style:country-complex="C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Tibetan Machine Uni" style:font-family-complex="'Tibetan Machine Un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Tibetan Machine Uni1" style:font-family-complex="'Tibetan Machine Un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ibetan Machine Uni1" style:font-family-complex="'Tibetan Machine Un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ibetan Machine Uni1" style:font-family-complex="'Tibetan Machine Un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1.101cm" fo:margin-bottom="1.101cm" fo:margin-left="1.199cm" fo:margin-right="1.1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5T21:09:53.765000000</meta:creation-date>
    <dc:date>2020-06-11T12:54:51.593000000</dc:date>
    <meta:editing-duration>PT10M55S</meta:editing-duration>
    <meta:editing-cycles>3</meta:editing-cycles>
    <meta:generator>LibreOffice/5.1.6.2$Windows_x86 LibreOffice_project/07ac168c60a517dba0f0d7bc7540f5afa45f0909</meta:generator>
    <meta:document-statistic meta:table-count="0" meta:image-count="0" meta:object-count="0" meta:page-count="8" meta:paragraph-count="498" meta:word-count="3979" meta:character-count="22799" meta:non-whitespace-character-count="19308"/>
  </office:meta>
</office:document-meta>
</file>